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fo:font-size="18pt" style:font-size-asian="18pt" style:font-name-complex="Alvi Nastaleeq" style:font-size-complex="18pt"/>
    </style:style>
    <style:style style:name="P2" style:family="paragraph" style:parent-style-name="Text_20_body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fo:font-size="18pt" officeooo:paragraph-rsid="001d5959" style:font-size-asian="18pt" style:font-name-complex="Alvi Nastaleeq" style:font-size-complex="18pt"/>
    </style:style>
    <style:style style:name="P4" style:family="paragraph" style:parent-style-name="Standard">
      <style:text-properties officeooo:paragraph-rsid="001d5959"/>
    </style:style>
    <style:style style:name="P5" style:family="paragraph" style:parent-style-name="Standard">
      <style:text-properties officeooo:rsid="001d5959" officeooo:paragraph-rsid="001d5959"/>
    </style:style>
    <style:style style:name="T1" style:family="text">
      <style:text-properties fo:font-size="18pt" style:font-size-asian="18pt" style:font-name-complex="Alvi Nastaleeq" style:font-size-complex="18pt"/>
    </style:style>
    <style:style style:name="T2" style:family="text">
      <style:text-properties fo:font-size="18pt" officeooo:rsid="001e56eb" style:font-size-asian="18pt" style:font-name-complex="Alvi Nastaleeq" style:font-size-complex="18pt" style:language-complex="ar" style:country-complex="SA"/>
    </style:style>
    <style:style style:name="T3" style:family="text">
      <style:text-properties fo:font-size="18pt" style:font-size-asian="18pt" style:font-name-complex="Alvi Nastaleeq" style:font-size-complex="18pt" style:language-complex="ar" style:country-complex="SA"/>
    </style:style>
    <style:style style:name="T4" style:family="text">
      <style:text-properties officeooo:rsid="001d59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ے دشمنِ شبیر تیرے پیر پہ لعنت<text:line-break/>تشریک پہ، تشکیک پہ، تکفیر پہ لعنت<text:line-break/>ہر عہد کے جھوٹوں کے برے پیر پہ لعنت</text:p>
      <text:p text:style-name="P2"><text:span text:style-name="Strong_20_Emphasis"><text:span text:style-name="T1">۱</text:span></text:span><text:span text:style-name="T1"><text:line-break/>فرزندِ علی ابنِ ابی بکر پہ رحمت<text:line-break/>مومن نہیں جو آپ سے رکھتا ہو عداوت<text:line-break/>حیدر کی عدو، آپ کی ہمشیر پہ لعنت</text:span></text:p>
      <text:p text:style-name="P2"><text:span text:style-name="Strong_20_Emphasis"><text:span text:style-name="T1">۲</text:span></text:span><text:span text:style-name="T1"><text:line-break/>حق </text:span><text:span text:style-name="T2">اِ</text:span><text:span text:style-name="T1">س میں نکلتا ہو اگر آلِ نبیؐ کا<text:line-break/>بے باک نہ قرضہ ہو اگر آلِ نبیؐ کا<text:line-break/></text:span><text:span text:style-name="T3">ا</text:span><text:span text:style-name="T2">ُ</text:span><text:span text:style-name="T3">س</text:span><text:span text:style-name="T1"> مال و زر و منصب و جاگیر پہ لعنت</text:span></text:p>
      <text:p text:style-name="P2"><text:span text:style-name="Strong_20_Emphasis"><text:span text:style-name="T1">۳</text:span></text:span><text:span text:style-name="T1"><text:line-break/>جو حق کی حفاظت کے لیے کام نہ آئیں<text:line-break/>مظلوموں کو کمزوروں کو ناحق جو ڈرائیں<text:line-break/>شمشیر و سِنا</text:span><text:span text:style-name="T2">ن</text:span><text:span text:style-name="T1"> و تبر و تیر پہ لعنت</text:span></text:p>
      <text:p text:style-name="P2"><text:span text:style-name="Strong_20_Emphasis"><text:span text:style-name="T1">۴</text:span></text:span><text:span text:style-name="T1"><text:line-break/>ابلیس ہو فرعون ہو یا آلِ امیہ<text:line-break/>شبیر کا دشمن ہے جو دشمن ہے خدا کا<text:line-break/>ہر دور کے ہر دشمنِ شبیر پہ لعنت</text:span></text:p>
      <text:p text:style-name="P2"><text:span text:style-name="Strong_20_Emphasis"><text:span text:style-name="T1">۵</text:span></text:span><text:span text:style-name="T1"><text:line-break/>حاکم کے مظالم کو چھپانے کے لیے تھا<text:line-break/>جو خطبۂ سجاد دبانے کے لیے تھا<text:line-break/>تکبیر کے اُس نعرۂ تکبیر پہ لعنت</text:span></text:p>
      <text:p text:style-name="P2"><text:soft-page-break/><text:span text:style-name="Strong_20_Emphasis"><text:span text:style-name="T1">۶</text:span></text:span><text:span text:style-name="T1"><text:line-break/>ناحق ہوا تاراج محمدؐ کا گھرانہ<text:line-break/>وہ </text:span><text:span text:style-name="T3">سُم</text:span><text:span text:style-name="T2">َّ</text:span><text:span text:style-name="T3">تِ</text:span><text:span text:style-name="T1"> عاصی کو بڑی دیر میں آیا<text:line-break/>احساسِ پشیمانی کی تاخیر پہ لعنت</text:span></text:p>
      <text:p text:style-name="P2"><text:span text:style-name="Strong_20_Emphasis"><text:span text:style-name="T1">۷</text:span></text:span><text:span text:style-name="T1"><text:line-break/>اولادِ امیہ ہو کہ ہو وہ بنو عباس<text:line-break/>ہو آلِ محمدؐ کا نہ جن کو ادب و پاس<text:line-break/>اُس فکر پہ، اُس خون پہ، اُس شیر پہ لعنت</text:span></text:p>
      <text:p text:style-name="P3"/>
      <text:p text:style-name="P3"/>
      <text:p text:style-name="P4"/>
      <text:p text:style-name="P4"/>
      <text:p text:style-name="P4">Aye Dushmane Shabbir Tery Peer pa Lanat</text:p>
      <text:p text:style-name="P5">tashreek pa tashkeek pa takfeer pa lanaat</text:p>
      <text:p text:style-name="P4">Har <text:span text:style-name="T4">ehad</text:span> ke jhooton ke ba<text:span text:style-name="T4">r</text:span>e peer pa laanat</text:p>
      <text:p text:style-name="P4">1</text:p>
      <text:p text:style-name="P4">Farzand-e-Ali ibn-e-Abi Bakr p<text:span text:style-name="T4">a</text:span> rahmat</text:p>
      <text:p text:style-name="Standard">Momin nahin jo aap se rakhta ho adawat</text:p>
      <text:p text:style-name="Standard">Ha<text:span text:style-name="T4">i</text:span>der ki adu aap ki hamsheer p<text:span text:style-name="T4">a</text:span> laana<text:span text:style-name="T4">t</text:span></text:p>
      <text:p text:style-name="P4">2</text:p>
      <text:p text:style-name="P4">Haq isme nikalta ho agar Aal-e-Nabi ka,</text:p>
      <text:p text:style-name="P4">Bebaaq <text:span text:style-name="T4">na</text:span> <text:span text:style-name="T4">q</text:span>arza ho <text:span text:style-name="T4">agar Aal-e-Nabi</text:span> ka</text:p>
      <text:p text:style-name="Standard">Us maal o <text:span text:style-name="T4">zar o </text:span>mansab o <text:span text:style-name="T4">jaa</text:span>geer pa laanat</text:p>
      <text:p text:style-name="P4"><text:span text:style-name="T4">3</text:span></text:p>
      <text:p text:style-name="P4">Jo Haqq ki hifazat ke liye kaam na aaye<text:span text:style-name="T4">in</text:span></text:p>
      <text:p text:style-name="Standard">Mazloomon ko kamzoron ko nahaq jo daraye<text:span text:style-name="T4">in</text:span></text:p>
      <text:p text:style-name="Standard">Shamsheer o Sinan o Tabar o Teer pa laanat</text:p>
      <text:p text:style-name="P4">4</text:p>
      <text:p text:style-name="P4">Iblis ho Firaun ho ya Aal-e-Umayyah</text:p>
      <text:p text:style-name="P4">Shabbir ka dushman hai jo dushman hai Khuda ka</text:p>
      <text:p text:style-name="P4">Har daur ke Har Dushman-<text:span text:style-name="T4">e-</text:span>Shabbir pa laanat</text:p>
      <text:p text:style-name="P4"><text:span text:style-name="T4">5</text:span></text:p>
      <text:p text:style-name="P4">Hakim ke mazalim ko chupane ke liye tha</text:p>
      <text:p text:style-name="Standard">Jo Khutba-<text:span text:style-name="T4">e-</text:span>Sajjad dabane ke liye tha</text:p>
      <text:p text:style-name="Standard">Takbeer ke us naraye Takbeer pa laanat</text:p>
      <text:p text:style-name="P4"><text:span text:style-name="T4">6</text:span></text:p>
      <text:p text:style-name="P4">Nahaq hua taraaj Mohammad ka gharana,</text:p>
      <text:p text:style-name="Standard">Woh summate-<text:span text:style-name="T4">e</text:span>-aa<text:span text:style-name="T4">s</text:span>i ko ba<text:span text:style-name="T4">r</text:span>i der mein aaya</text:p>
      <text:p text:style-name="Standard">Ehsaas-<text:span text:style-name="T4">e-</text:span>pashemani ki taakheer pa laanat</text:p>
      <text:p text:style-name="P4"><text:soft-page-break/><text:span text:style-name="T4">7</text:span></text:p>
      <text:p text:style-name="P4">Awlaad-<text:span text:style-name="T4">e-</text:span>Umayyah ho ke ho woh Banu Abbas</text:p>
      <text:p text:style-name="Standard">Ho Aal-<text:span text:style-name="T4">e-</text:span>Mohammad ka <text:span text:style-name="T4">na </text:span>jinko Adab o Paas</text:p>
      <text:p text:style-name="Standard">Us Fikr per, Us Khoon per, Us Sheer <text:span text:style-name="T4">pa</text:span> laan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6:07:10.693444600</meta:creation-date>
    <dc:date>2026-01-21T16:20:22.736193900</dc:date>
    <meta:editing-duration>PT13M12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3" meta:paragraph-count="39" meta:word-count="386" meta:character-count="1759" meta:non-whitespace-character-count="1412"/>
  </office:meta>
</office:document-meta>
</file>